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Sans" svg:font-family="DejaVuSans, 'DejaVu Sans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c69cc" officeooo:paragraph-rsid="001c69cc"/>
    </style:style>
    <style:style style:name="P2" style:family="paragraph" style:parent-style-name="Standard">
      <style:text-properties style:font-name="DejaVu Sans Mono" officeooo:rsid="001c69cc" officeooo:paragraph-rsid="00216f8f"/>
    </style:style>
    <style:style style:name="P3" style:family="paragraph" style:parent-style-name="Standard">
      <style:text-properties style:font-name="DejaVu Sans Mono" officeooo:rsid="001dc960" officeooo:paragraph-rsid="001dc960"/>
    </style:style>
    <style:style style:name="P4" style:family="paragraph" style:parent-style-name="Standard">
      <style:text-properties style:font-name="DejaVu Sans Mono" officeooo:rsid="001e8d27" officeooo:paragraph-rsid="001e8d27"/>
    </style:style>
    <style:style style:name="P5" style:family="paragraph" style:parent-style-name="Standard">
      <style:text-properties style:font-name="DejaVu Sans Mono" officeooo:rsid="00216f8f" officeooo:paragraph-rsid="00216f8f"/>
    </style:style>
    <style:style style:name="P6" style:family="paragraph" style:parent-style-name="Standard">
      <style:text-properties style:font-name="DejaVu Sans Mono" officeooo:rsid="002380cb" officeooo:paragraph-rsid="002380cb"/>
    </style:style>
    <style:style style:name="P7" style:family="paragraph" style:parent-style-name="Standard">
      <style:text-properties style:font-name="DejaVu Sans Mono" officeooo:rsid="00246436" officeooo:paragraph-rsid="00246436"/>
    </style:style>
    <style:style style:name="P8" style:family="paragraph" style:parent-style-name="Standard">
      <style:text-properties style:font-name="DejaVu Sans Mono" officeooo:rsid="00262c4e" officeooo:paragraph-rsid="00262c4e"/>
    </style:style>
    <style:style style:name="P9" style:family="paragraph" style:parent-style-name="Standard">
      <style:text-properties style:font-name="DejaVu Sans Mono" officeooo:rsid="002679a8" officeooo:paragraph-rsid="002679a8"/>
    </style:style>
    <style:style style:name="P10" style:family="paragraph" style:parent-style-name="Standard">
      <style:text-properties style:font-name="DejaVu Sans Mono" officeooo:rsid="0027bc1d" officeooo:paragraph-rsid="0027bc1d"/>
    </style:style>
    <style:style style:name="P11" style:family="paragraph" style:parent-style-name="Standard">
      <style:text-properties style:font-name="DejaVu Sans Mono" officeooo:rsid="0027e812" officeooo:paragraph-rsid="0027e812"/>
    </style:style>
    <style:style style:name="P12" style:family="paragraph" style:parent-style-name="Standard">
      <style:text-properties style:font-name="DejaVu Sans Mono" officeooo:rsid="0028ebdf" officeooo:paragraph-rsid="0028ebdf"/>
    </style:style>
    <style:style style:name="P13" style:family="paragraph" style:parent-style-name="Standard">
      <style:text-properties style:font-name="DejaVu Sans Mono" officeooo:rsid="002b44c2" officeooo:paragraph-rsid="002b44c2"/>
    </style:style>
    <style:style style:name="P14" style:family="paragraph" style:parent-style-name="Standard">
      <style:text-properties style:font-name="DejaVu Sans Mono" officeooo:rsid="002d92d7" officeooo:paragraph-rsid="002d92d7"/>
    </style:style>
    <style:style style:name="P15" style:family="paragraph" style:parent-style-name="Standard">
      <style:text-properties style:font-name="DejaVu Sans Mono" officeooo:rsid="00300939" officeooo:paragraph-rsid="00300939"/>
    </style:style>
    <style:style style:name="P16" style:family="paragraph" style:parent-style-name="Standard">
      <style:text-properties style:font-name="DejaVu Sans Mono" officeooo:rsid="0037abfe" officeooo:paragraph-rsid="0037abfe"/>
    </style:style>
    <style:style style:name="P17" style:family="paragraph" style:parent-style-name="Standard">
      <style:text-properties style:font-name="DejaVu Sans Mono" officeooo:rsid="003a03b6" officeooo:paragraph-rsid="003a03b6"/>
    </style:style>
    <style:style style:name="P18" style:family="paragraph" style:parent-style-name="Standard">
      <style:text-properties style:font-name="DejaVu Sans Mono" officeooo:rsid="003a6e8c" officeooo:paragraph-rsid="003a6e8c"/>
    </style:style>
    <style:style style:name="P19" style:family="paragraph" style:parent-style-name="Standard">
      <style:text-properties style:font-name="DejaVu Sans Mono" officeooo:rsid="003edc61" officeooo:paragraph-rsid="003edc61"/>
    </style:style>
    <style:style style:name="P20" style:family="paragraph" style:parent-style-name="Standard">
      <style:text-properties style:font-name="DejaVu Sans Mono" officeooo:rsid="0043debe" officeooo:paragraph-rsid="0043debe"/>
    </style:style>
    <style:style style:name="P21" style:family="paragraph" style:parent-style-name="Standard">
      <style:text-properties style:font-name="DejaVu Sans Mono" officeooo:rsid="0044faca" officeooo:paragraph-rsid="0044faca"/>
    </style:style>
    <style:style style:name="P22" style:family="paragraph" style:parent-style-name="Standard">
      <style:text-properties style:font-name="DejaVu Sans Mono" officeooo:rsid="004825a9" officeooo:paragraph-rsid="004825a9"/>
    </style:style>
    <style:style style:name="P23" style:family="paragraph" style:parent-style-name="Standard" style:list-style-name="L1">
      <style:text-properties officeooo:rsid="001c69cc" officeooo:paragraph-rsid="00216f8f"/>
    </style:style>
    <style:style style:name="P24" style:family="paragraph" style:parent-style-name="Standard" style:list-style-name="L2">
      <style:text-properties officeooo:paragraph-rsid="001e8d27"/>
    </style:style>
    <style:style style:name="P25" style:family="paragraph" style:parent-style-name="Standard" style:list-style-name="L3">
      <style:text-properties style:font-name="DejaVu Sans Mono" officeooo:rsid="00216f8f" officeooo:paragraph-rsid="00216f8f"/>
    </style:style>
    <style:style style:name="P26" style:family="paragraph" style:parent-style-name="Standard" style:list-style-name="L3">
      <style:text-properties style:font-name="DejaVu Sans Mono" officeooo:rsid="00229885" officeooo:paragraph-rsid="00229885"/>
    </style:style>
    <style:style style:name="P27" style:family="paragraph" style:parent-style-name="Standard" style:list-style-name="L4">
      <style:text-properties style:font-name="DejaVu Sans Mono" officeooo:rsid="00246436" officeooo:paragraph-rsid="00246436"/>
    </style:style>
    <style:style style:name="P28" style:family="paragraph" style:parent-style-name="Standard" style:list-style-name="L4">
      <style:text-properties style:font-name="DejaVu Sans Mono" officeooo:rsid="00262c4e" officeooo:paragraph-rsid="00262c4e"/>
    </style:style>
    <style:style style:name="P29" style:family="paragraph" style:parent-style-name="Standard" style:list-style-name="L5">
      <style:text-properties style:font-name="DejaVu Sans Mono" officeooo:rsid="002679a8" officeooo:paragraph-rsid="002679a8"/>
    </style:style>
    <style:style style:name="P30" style:family="paragraph" style:parent-style-name="Standard" style:list-style-name="L5">
      <style:text-properties style:font-name="DejaVu Sans Mono" officeooo:rsid="0027a2ad" officeooo:paragraph-rsid="0027a2ad"/>
    </style:style>
    <style:style style:name="P31" style:family="paragraph" style:parent-style-name="Standard" style:list-style-name="L5">
      <style:text-properties style:font-name="DejaVu Sans Mono" officeooo:rsid="0027bc1d" officeooo:paragraph-rsid="0027bc1d"/>
    </style:style>
    <style:style style:name="P32" style:family="paragraph" style:parent-style-name="Standard" style:list-style-name="L6">
      <style:text-properties style:font-name="DejaVu Sans Mono" officeooo:rsid="0028ebdf" officeooo:paragraph-rsid="0028ebdf"/>
    </style:style>
    <style:style style:name="P33" style:family="paragraph" style:parent-style-name="Standard" style:list-style-name="L7">
      <style:text-properties style:font-name="DejaVu Sans Mono" officeooo:rsid="002b44c2" officeooo:paragraph-rsid="002b44c2"/>
    </style:style>
    <style:style style:name="P34" style:family="paragraph" style:parent-style-name="Standard" style:list-style-name="L8">
      <style:text-properties style:font-name="DejaVu Sans Mono" officeooo:rsid="002d92d7" officeooo:paragraph-rsid="002d92d7"/>
    </style:style>
    <style:style style:name="P35" style:family="paragraph" style:parent-style-name="Standard" style:list-style-name="L8">
      <style:text-properties style:font-name="DejaVu Sans Mono" officeooo:rsid="002f1b40" officeooo:paragraph-rsid="002f1b40"/>
    </style:style>
    <style:style style:name="P36" style:family="paragraph" style:parent-style-name="Standard" style:list-style-name="L8">
      <style:text-properties style:font-name="DejaVu Sans Mono" officeooo:rsid="00300939" officeooo:paragraph-rsid="00300939"/>
    </style:style>
    <style:style style:name="P37" style:family="paragraph" style:parent-style-name="Standard" style:list-style-name="L9">
      <style:text-properties style:font-name="DejaVu Sans Mono" officeooo:rsid="003a03b6" officeooo:paragraph-rsid="003a03b6"/>
    </style:style>
    <style:style style:name="P38" style:family="paragraph" style:parent-style-name="Standard" style:list-style-name="L10">
      <style:text-properties style:font-name="DejaVu Sans Mono" officeooo:rsid="003a6e8c" officeooo:paragraph-rsid="003a6e8c"/>
    </style:style>
    <style:style style:name="P39" style:family="paragraph" style:parent-style-name="Standard" style:list-style-name="L10">
      <style:text-properties style:font-name="DejaVu Sans Mono" officeooo:rsid="003edc61" officeooo:paragraph-rsid="003edc61"/>
    </style:style>
    <style:style style:name="P40" style:family="paragraph" style:parent-style-name="Standard" style:list-style-name="L11">
      <style:text-properties style:font-name="DejaVu Sans Mono" officeooo:rsid="0043debe" officeooo:paragraph-rsid="0043debe"/>
    </style:style>
    <style:style style:name="P41" style:family="paragraph" style:parent-style-name="Standard" style:list-style-name="L11">
      <style:text-properties style:font-name="DejaVu Sans Mono" officeooo:rsid="0044a62f" officeooo:paragraph-rsid="0044a62f"/>
    </style:style>
    <style:style style:name="P42" style:family="paragraph" style:parent-style-name="Standard" style:list-style-name="L11">
      <style:text-properties style:font-name="DejaVu Sans Mono" officeooo:rsid="0044faca" officeooo:paragraph-rsid="0044faca"/>
    </style:style>
    <style:style style:name="P43" style:family="paragraph" style:parent-style-name="Standard" style:list-style-name="L12">
      <style:text-properties style:font-name="DejaVu Sans Mono" officeooo:rsid="0044faca" officeooo:paragraph-rsid="0044faca"/>
    </style:style>
    <style:style style:name="P44" style:family="paragraph" style:parent-style-name="Standard" style:list-style-name="L13">
      <style:text-properties style:font-name="DejaVu Sans Mono" officeooo:rsid="004825a9" officeooo:paragraph-rsid="004825a9"/>
    </style:style>
    <style:style style:name="P45" style:family="paragraph" style:parent-style-name="Standard" style:list-style-name="L13">
      <style:text-properties style:font-name="DejaVu Sans Mono" officeooo:rsid="0049f286" officeooo:paragraph-rsid="0049f286"/>
    </style:style>
    <style:style style:name="P46" style:family="paragraph" style:parent-style-name="Standard" style:list-style-name="L13">
      <style:text-properties style:font-name="DejaVu Sans Mono" officeooo:rsid="004b0c57" officeooo:paragraph-rsid="004b0c57"/>
    </style:style>
    <style:style style:name="P47" style:family="paragraph" style:parent-style-name="Heading_20_1">
      <style:text-properties style:font-name="DejaVuSans" fo:font-size="12pt" fo:font-weight="bold" officeooo:rsid="001c69cc" officeooo:paragraph-rsid="00216f8f" style:font-size-asian="12pt" style:font-weight-asian="bold" style:font-size-complex="12pt" style:font-weight-complex="bold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1e8d27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27e8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bookmark text:name="firstHeading"/><text:span text:style-name="T3">SFINAE – </text:span><text:span text:style-name="T4">Substitution Failure Is Not An Error</text:span></text:h>
      <text:p text:style-name="P2"/>
      <text:p text:style-name="P2">C++ 17 Features: </text:p>
      <text:list xml:id="list6492146656694366217" text:style-name="L1">
        <text:list-item>
          <text:p text:style-name="P23"><text:a xlink:type="simple" xlink:href="https://brycelelbach.github.io/cpp17_features/" text:style-name="Internet_20_link" text:visited-style-name="Visited_20_Internet_20_Link"><text:span text:style-name="T1">https://brycelelbach.github.io/cpp17_features/</text:span></text:a></text:p>
        </text:list-item>
      </text:list>
      <text:p text:style-name="P1"/>
      <text:p text:style-name="P3">Fuzzing:</text:p>
      <text:list xml:id="list8565941158569219500" text:style-name="L2">
        <text:list-item>
          <text:p text:style-name="P24"><text:span text:style-name="T2">Protobuf mutator: </text:span><text:a xlink:type="simple" xlink:href="https://github.com/google/libprotobuf-mutator" text:style-name="Internet_20_link" text:visited-style-name="Visited_20_Internet_20_Link"><text:span text:style-name="T2">https://github.com/google/libprotobuf-mutator</text:span></text:a></text:p>
        </text:list-item>
      </text:list>
      <text:p text:style-name="P4"/>
      <text:p text:style-name="P5">Move Semantics: Nicolai M. Josuttis</text:p>
      <text:list xml:id="list8243075172241419568" text:style-name="L3">
        <text:list-item>
          <text:p text:style-name="P25">Use &amp;&amp; references coupled with using std::move to pass the argument and std::move when consuming those parameters to “steal” the memory of the passed parameter if copying is not desired.</text:p>
        </text:list-item>
        <text:list-item>
          <text:p text:style-name="P26">std::forward&lt;T&gt;() - forwarding reference, preserves lvalue or rvalue depending on T.</text:p>
        </text:list-item>
      </text:list>
      <text:p text:style-name="P6"/>
      <text:p text:style-name="P7">Practical C++: Jason Turner</text:p>
      <text:list xml:id="list5204495254846195539" text:style-name="L4">
        <text:list-item>
          <text:p text:style-name="P27">ChaiScript</text:p>
        </text:list-item>
        <text:list-item>
          <text:p text:style-name="P28">Return Value Optimization does not work on sub-objects. Use std::move</text:p>
        </text:list-item>
      </text:list>
      <text:p text:style-name="P8"/>
      <text:p text:style-name="P9">C++ Code Tools: Anastasia Kazakova</text:p>
      <text:list xml:id="list6378981534757691753" text:style-name="L5">
        <text:list-item>
          <text:p text:style-name="P29">Formatters:</text:p>
          <text:list>
            <text:list-item>
              <text:p text:style-name="P29">Difficult due to many different style standards (different style guides).</text:p>
            </text:list-item>
            <text:list-item>
              <text:p text:style-name="P30">Clang Format.</text:p>
            </text:list-item>
          </text:list>
        </text:list-item>
        <text:list-item>
          <text:p text:style-name="P31">Install CppCheck plugin on dev box</text:p>
        </text:list-item>
      </text:list>
      <text:p text:style-name="P10"/>
      <text:p text:style-name="P11">Concurrency, Parallelism and Coroutines: Anthony Williams</text:p>
      <text:list xml:id="list5314115573148634753" text:style-name="L6">
        <text:list-item>
          <text:p text:style-name="P32">Execution policies:</text:p>
          <text:list>
            <text:list-item>
              <text:p text:style-name="P32">std::execution::seq </text:p>
              <text:list>
                <text:list-item>
                  <text:p text:style-name="P32">sequential execution on the calling thread</text:p>
                </text:list-item>
                <text:list-item>
                  <text:p text:style-name="P32">No additional thread-safety requirements</text:p>
                </text:list-item>
              </text:list>
            </text:list-item>
            <text:list-item>
              <text:p text:style-name="P32">std::execution::par </text:p>
              <text:list>
                <text:list-item>
                  <text:p text:style-name="P32">indeterminately sequenced execution on unspecified threads.</text:p>
                </text:list-item>
                <text:list-item>
                  <text:p text:style-name="P32">Applying operations on separate objects must be thread-safe</text:p>
                </text:list-item>
              </text:list>
            </text:list-item>
            <text:list-item>
              <text:p text:style-name="P32">Std::execution::par_unseq </text:p>
              <text:list>
                <text:list-item>
                  <text:p text:style-name="P32">Unsequenced execution on unspecified threads</text:p>
                </text:list-item>
                <text:list-item>
                  <text:p text:style-name="P32">Operations must be thread-save and not need any synchronization; may be interleaved, and may switch threads.</text:p>
                </text:list-item>
              </text:list>
            </text:list-item>
          </text:list>
        </text:list-item>
        <text:list-item>
          <text:p text:style-name="P32">Coroutines: a function that can be suspended mid execution and resumed at a later time</text:p>
          <text:list>
            <text:list-item>
              <text:p text:style-name="P32">Resuming a coroutine continues from the suspension point, local variables have their values from the original call</text:p>
            </text:list-item>
            <text:list-item>
              <text:p text:style-name="P32"><text:soft-page-break/>Stackless coroutines:</text:p>
              <text:list>
                <text:list-item>
                  <text:p text:style-name="P32">Advantages:</text:p>
                  <text:list>
                    <text:list-item>
                      <text:p text:style-name="P32">Everything is localized</text:p>
                    </text:list-item>
                    <text:list-item>
                      <text:p text:style-name="P32">minimal memory allocation – can have millions of in-flight coroutines.</text:p>
                    </text:list-item>
                    <text:list-item>
                      <text:p text:style-name="P32">Whole coroutine overhead can be eliminated by the compil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A coroutine is a function that:</text:p>
          <text:list>
            <text:list-item>
              <text:p text:style-name="P32">Contains at least one expression using one of the co_await, co_yield, or co_return keywords.</text:p>
            </text:list-item>
            <text:list-item>
              <text:p text:style-name="P32">Returns a type with corresponding coroutine promise</text:p>
              <text:list>
                <text:list-item>
                  <text:p text:style-name="P32">co_return some-value</text:p>
                  <text:list>
                    <text:list-item>
                      <text:p text:style-name="P32">Return a final value from the coroutines</text:p>
                    </text:list-item>
                  </text:list>
                </text:list-item>
                <text:list-item>
                  <text:p text:style-name="P32">co_await some-awaitable</text:p>
                  <text:list>
                    <text:list-item>
                      <text:p text:style-name="P32">Suspend this coroutine if the awaitable expression is not ready.</text:p>
                    </text:list-item>
                  </text:list>
                </text:list-item>
                <text:list-item>
                  <text:p text:style-name="P32">co_yield some-value</text:p>
                  <text:list>
                    <text:list-item>
                      <text:p text:style-name="P32">Return an intermediate value from the coroutine; the coroutine can be reentered at the next statement.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3">10 Core Guidelines you Need to Start Using Now: Kate Gregory</text:p>
      <text:list xml:id="list9006182997947477205" text:style-name="L7">
        <text:list-item>
          <text:p text:style-name="P33"/>
        </text:list-item>
      </text:list>
      <text:p text:style-name="P5"/>
      <text:p text:style-name="P14">Runtime Polymorphism – Back to Basics: Louis Dionne</text:p>
      <text:list xml:id="list4123180443963349456" text:style-name="L8">
        <text:list-item>
          <text:p text:style-name="P34">Inheritance has many problems</text:p>
          <text:list>
            <text:list-item>
              <text:p text:style-name="P34">Bakes in reference semantics</text:p>
            </text:list-item>
            <text:list-item>
              <text:p text:style-name="P34">Bakes in nullable semantics</text:p>
            </text:list-item>
            <text:list-item>
              <text:p text:style-name="P34">Ownership hell</text:p>
            </text:list-item>
            <text:list-item>
              <text:p text:style-name="P34">Doesn’t play well with std algorithms</text:p>
            </text:list-item>
            <text:list-item>
              <text:p text:style-name="P34">Intrusive when dealing with third-party libraries. </text:p>
            </text:list-item>
          </text:list>
        </text:list-item>
        <text:list-item>
          <text:p text:style-name="P35">vtables are just structs that contain function pointers. </text:p>
        </text:list-item>
        <text:list-item>
          <text:p text:style-name="P36">Check out dyno library</text:p>
        </text:list-item>
        <text:list-item>
          <text:p text:style-name="P36">idionne.com</text:p>
        </text:list-item>
      </text:list>
      <text:p text:style-name="P15"/>
      <text:p text:style-name="P16">Qt as a C++ Framework: History, Present State and Future: Lars Knoll</text:p>
      <text:p text:style-name="P16"/>
      <text:p text:style-name="P17">Practical Techniques for Improving C++ Build Times: Dmitry Panin</text:p>
      <text:list xml:id="list6050326107147878038" text:style-name="L9">
        <text:list-item>
          <text:p text:style-name="P37">Build tools:</text:p>
          <text:list>
            <text:list-item>
              <text:p text:style-name="P37">Buck</text:p>
            </text:list-item>
          </text:list>
        </text:list-item>
      </text:list>
      <text:p text:style-name="P17"/>
      <text:p text:style-name="P18">Deep Learning in C++: Peter Goldsborough</text:p>
      <text:list xml:id="list7545890843124824088" text:style-name="L10">
        <text:list-item>
          <text:p text:style-name="P38">Machine learning is not just a python thing</text:p>
        </text:list-item>
        <text:list-item>
          <text:p text:style-name="P39">github.com/peter-can-talk/cppcon-2017</text:p>
        </text:list-item>
      </text:list>
      <text:p text:style-name="P19"/>
      <text:p text:style-name="P20"/>
      <text:p text:style-name="P20"/>
      <text:p text:style-name="P20"><text:soft-page-break/>So, you inherited a large code base: David Sankel</text:p>
      <text:list xml:id="list6736423295716625276" text:style-name="L11">
        <text:list-item>
          <text:p text:style-name="P40">Establish ground rules.</text:p>
        </text:list-item>
        <text:list-item>
          <text:p text:style-name="P40">Create infrastructure team.</text:p>
        </text:list-item>
        <text:list-item>
          <text:p text:style-name="P40">Format the code base.</text:p>
        </text:list-item>
        <text:list-item>
          <text:p text:style-name="P40">Use the right tools, such as ones that allow go-to-defintion, etc.</text:p>
        </text:list-item>
        <text:list-item>
          <text:p text:style-name="P41">It is better to undo started refactoring task that you can’t finish than it is to leave it incomplete.</text:p>
        </text:list-item>
        <text:list-item>
          <text:p text:style-name="P42">Set a well defined migration path for all updates and changes required by the code base. </text:p>
        </text:list-item>
      </text:list>
      <text:p text:style-name="P21"/>
      <text:list xml:id="list4918305577865191301" text:style-name="L12">
        <text:list-item>
          <text:p text:style-name="P43">Pitfalls</text:p>
          <text:list>
            <text:list-item>
              <text:p text:style-name="P43">Assumption</text:p>
              <text:list>
                <text:list-item>
                  <text:p text:style-name="P43">Assuming how things work or how they should be.</text:p>
                </text:list-item>
              </text:list>
            </text:list-item>
            <text:list-item>
              <text:p text:style-name="P43">Distraction </text:p>
              <text:list>
                <text:list-item>
                  <text:p text:style-name="P43">Getting distracted fixing things that might not be a priority.</text:p>
                </text:list-item>
              </text:list>
            </text:list-item>
            <text:list-item>
              <text:p text:style-name="P43">Neophilia </text:p>
              <text:list>
                <text:list-item>
                  <text:p text:style-name="P43">Obsessively going after the latest and greatest tools rather than trying to effectively use what you have. </text:p>
                </text:list-item>
              </text:list>
            </text:list-item>
            <text:list-item>
              <text:p text:style-name="P43">Lack of follow-through</text:p>
              <text:list>
                <text:list-item>
                  <text:p text:style-name="P43">Not finishing what you start. </text:p>
                </text:list-item>
              </text:list>
            </text:list-item>
          </text:list>
        </text:list-item>
      </text:list>
      <text:p text:style-name="P21"/>
      <text:p text:style-name="P22">Higher-order Functions in C++ - Techniques and Applications: Michal Dominiak</text:p>
      <text:list xml:id="list6159513893206231546" text:style-name="L13">
        <text:list-item>
          <text:p text:style-name="P44">Higher-order functions are a function with at least one of the following</text:p>
          <text:list>
            <text:list-item>
              <text:p text:style-name="P44">Takes one or more functions as arguments</text:p>
            </text:list-item>
            <text:list-item>
              <text:p text:style-name="P44">Returns a function as its result</text:p>
            </text:list-item>
          </text:list>
        </text:list-item>
        <text:list-item>
          <text:p text:style-name="P45">You can have dynamic polymorphism on top of static polymorphism, but not the other way around.</text:p>
        </text:list-item>
        <text:list-item>
          <text:p text:style-name="P45">Use static polymorphism (templates!) if you don’t actually require runtime type erasure</text:p>
        </text:list-item>
        <text:list-item>
          <text:p text:style-name="P45">function_ref-like type is a good way to convey the meaning of “only references (probably don’t store me)”</text:p>
        </text:list-item>
        <text:list-item>
          <text:p text:style-name="P45">std::function looks like it only keeps values… but due to std::reference_wrapper and similar classes, you can still have it lead to dangling references.</text:p>
        </text:list-item>
        <text:list-item>
          <text:p text:style-name="P45">Approaches like “ownership erasure” gives you mostly the same, but knowing about std::reference_wrapper, can avoid data duplication and performance loss due to double indirection. </text:p>
        </text:list-item>
        <text:list-item>
          <text:p text:style-name="P46">https:://vittorioromeo.info/index/blog/passing_functions_to_functions.html</text:p>
        </text:list-item>
        <text:list-item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Sans" svg:font-family="DejaVuSans, 'DejaVu Sans'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22:03.081848570</meta:creation-date>
    <dc:date>2017-09-29T11:30:37.021040488</dc:date>
    <meta:editing-duration>PT5H29M4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690" meta:character-count="4408" meta:non-whitespace-character-count="3865"/>
  </office:meta>
</office:document-meta>
</file>